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1.1335in"/>
    </style:style>
    <style:style style:name="co3" style:family="table-column">
      <style:table-column-properties fo:break-before="auto" style:column-width="0.6102in"/>
    </style:style>
    <style:style style:name="co4" style:family="table-column">
      <style:table-column-properties fo:break-before="auto" style:column-width="0.739in"/>
    </style:style>
    <style:style style:name="co5" style:family="table-column">
      <style:table-column-properties fo:break-before="auto" style:column-width="1.0992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3571in"/>
    </style:style>
    <style:style style:name="co8" style:family="table-column">
      <style:table-column-properties fo:break-before="auto" style:column-width="0.8244in"/>
    </style:style>
    <style:style style:name="co9" style:family="table-column">
      <style:table-column-properties fo:break-before="auto" style:column-width="1.3827in"/>
    </style:style>
    <style:style style:name="co10" style:family="table-column">
      <style:table-column-properties fo:break-before="auto" style:column-width="1.4398in"/>
    </style:style>
    <style:style style:name="co11" style:family="table-column">
      <style:table-column-properties fo:break-before="auto" style:column-width="1.325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5673in"/>
    </style:style>
    <style:style style:name="co14" style:family="table-column">
      <style:table-column-properties fo:break-before="auto" style:column-width="1.2236in"/>
    </style:style>
    <style:style style:name="co15" style:family="table-column">
      <style:table-column-properties fo:break-before="auto" style:column-width="1.9661in"/>
    </style:style>
    <style:style style:name="co16" style:family="table-column">
      <style:table-column-properties fo:break-before="auto" style:column-width="2.1028in"/>
    </style:style>
    <style:style style:name="co17" style:family="table-column">
      <style:table-column-properties fo:break-before="auto" style:column-width="1.7618in"/>
    </style:style>
    <style:style style:name="co18" style:family="table-column">
      <style:table-column-properties fo:break-before="auto" style:column-width="1.3953in"/>
    </style:style>
    <style:style style:name="co19" style:family="table-column">
      <style:table-column-properties fo:break-before="auto" style:column-width="1.9902in"/>
    </style:style>
    <style:style style:name="co20" style:family="table-column">
      <style:table-column-properties fo:break-before="auto" style:column-width="1.3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2"/>
    <style:style style:name="ce2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1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6" style:family="table-cell" style:parent-style-name="Pivot_20_Table_20_Category" style:data-style-name="N4">
      <style:table-cell-properties fo:border-bottom="0.99pt solid #000000" fo:border-left="0.99pt solid #000000" fo:border-right="none" fo:border-top="none"/>
    </style:style>
    <style:style style:name="ce37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38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39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4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1" style:family="table-cell" style:parent-style-name="Pivot_20_Table_20_Category" style:data-style-name="N4">
      <style:table-cell-properties fo:border-bottom="0.99pt solid #000000" fo:border-left="none" fo:border-right="none" fo:border-top="none"/>
    </style:style>
    <style:style style:name="ce42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43" style:family="table-cell" style:parent-style-name="Pivot_20_Table_20_Value" style:data-style-name="N4"/>
    <style:style style:name="ce44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16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4"/>
    <style:style style:name="ce18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4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9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0" style:family="table-cell" style:parent-style-name="Pivot_20_Table_20_Value" style:data-style-name="N0"/>
    <style:style style:name="ce51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5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5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56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out-q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2" table:default-cell-style-name="ce2"/>
        <table:table-column table:style-name="co1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hunk Size (KB)</text:p>
          </table:table-cell>
          <table:table-cell office:value-type="string" calcext:value-type="string">
            <text:p>Chunk Siz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tart Timestamp</text:p>
          </table:table-cell>
          <table:table-cell office:value-type="string" calcext:value-type="string">
            <text:p>End Timestamp</text:p>
          </table:table-cell>
          <table:table-cell office:value-type="string" calcext:value-type="string">
            <text:p># of Lambda request</text:p>
          </table:table-cell>
          <table:table-cell office:value-type="string" calcext:value-type="string">
            <text:p># of request</text:p>
          </table:table-cell>
          <table:table-cell office:value-type="string" calcext:value-type="string">
            <text:p># of invoked lambda</text:p>
          </table:table-cell>
          <table:table-cell table:style-name="Default" office:value-type="string" calcext:value-type="string">
            <text:p>data transferred (MB)</text:p>
          </table:table-cell>
          <table:table-cell table:style-name="Default" office:value-type="string" calcext:value-type="string">
            <text:p>billed duration (ms)</text:p>
          </table:table-cell>
          <table:table-cell table:style-name="ce3" office:value-type="string" calcext:value-type="string">
            <text:p>cost</text:p>
          </table:table-cell>
          <table:table-cell office:value-type="string" calcext:value-type="string">
            <text:p>avg lambda time (ms)</text:p>
          </table:table-cell>
          <table:table-cell table:style-name="Default" office:value-type="string" calcext:value-type="string">
            <text:p>avg memory</text:p>
          </table:table-cell>
          <table:table-cell office:value-type="string" calcext:value-type="string">
            <text:p>avg memory (MB)</text:p>
          </table:table-cell>
        </table:table-row>
        <table:table-row table:style-name="ro1">
          <table:table-cell office:value-type="string" calcext:value-type="string">
            <text:p>Tue Aug <text:s/>9 19:55:54 2022</text:p>
          </table:table-cell>
          <table:table-cell office:value-type="float" office:value="65536" calcext:value-type="float">
            <text:p>65536</text:p>
          </table:table-cell>
          <table:table-cell table:formula="of:=[.B2]/1024" office:value-type="float" office:value="64" calcext:value-type="float">
            <text:p>64</text:p>
          </table:table-cell>
          <table:table-cell office:value-type="string" calcext:value-type="string">
            <text:p>Lambda</text:p>
          </table:table-cell>
          <table:table-cell office:value-type="float" office:value="40.5565" calcext:value-type="float">
            <text:p>40.5565</text:p>
          </table:table-cell>
          <table:table-cell office:value-type="float" office:value="1660089354713" calcext:value-type="float">
            <text:p>1660089354713</text:p>
          </table:table-cell>
          <table:table-cell office:value-type="float" office:value="1660089411191" calcext:value-type="float">
            <text:p>1660089411191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4092.25085830689" calcext:value-type="float">
            <text:p>4,092.25</text:p>
          </table:table-cell>
          <table:table-cell office:value-type="float" office:value="889498" calcext:value-type="float">
            <text:p>889498</text:p>
          </table:table-cell>
          <table:table-cell table:formula="of:=0.0000167*512/1024/1000*[.L2]+[.J2]*0.2/1000000+[.K2]/1024*0.05+[.I2]*0.4/1000000" office:value-type="float" office:value="0.207275444740766" calcext:value-type="float">
            <text:p>0.207275444740766</text:p>
          </table:table-cell>
          <table:table-cell table:formula="of:=[.L2]/[.J2]" office:value-type="float" office:value="31767.7857142857" calcext:value-type="float">
            <text:p>31767.7857142857</text:p>
          </table:table-cell>
          <table:table-cell office:value-type="float" office:value="266178571" calcext:value-type="float">
            <text:p>266178571</text:p>
          </table:table-cell>
          <table:table-cell table:formula="of:=[.O2]/1024/1024" office:value-type="float" office:value="253.847666740417" calcext:value-type="float">
            <text:p>253.847666740417</text:p>
          </table:table-cell>
        </table:table-row>
        <table:table-row table:style-name="ro1">
          <table:table-cell office:value-type="string" calcext:value-type="string">
            <text:p>Tue Aug <text:s/>9 19:56:59 2022</text:p>
          </table:table-cell>
          <table:table-cell office:value-type="float" office:value="4096" calcext:value-type="float">
            <text:p>4096</text:p>
          </table:table-cell>
          <table:table-cell table:formula="of:=[.B3]/1024" office:value-type="float" office:value="4" calcext:value-type="float">
            <text:p>4</text:p>
          </table:table-cell>
          <table:table-cell office:value-type="string" calcext:value-type="string">
            <text:p>Lambda</text:p>
          </table:table-cell>
          <table:table-cell office:value-type="float" office:value="41.4492" calcext:value-type="float">
            <text:p>41.4492</text:p>
          </table:table-cell>
          <table:table-cell office:value-type="float" office:value="1660089420822" calcext:value-type="float">
            <text:p>1660089420822</text:p>
          </table:table-cell>
          <table:table-cell office:value-type="float" office:value="1660089479891" calcext:value-type="float">
            <text:p>1660089479891</text:p>
          </table:table-cell>
          <table:table-cell office:value-type="float" office:value="124" calcext:value-type="float">
            <text:p>124</text:p>
          </table:table-cell>
          <table:table-cell office:value-type="float" office:value="1024" calcext:value-type="float">
            <text:p>1024</text:p>
          </table:table-cell>
          <table:table-cell office:value-type="float" office:value="124" calcext:value-type="float">
            <text:p>124</text:p>
          </table:table-cell>
          <table:table-cell office:value-type="float" office:value="4093.25085830689" calcext:value-type="float">
            <text:p>4,093.25</text:p>
          </table:table-cell>
          <table:table-cell office:value-type="float" office:value="63201" calcext:value-type="float">
            <text:p>63201</text:p>
          </table:table-cell>
          <table:table-cell table:formula="of:=0.0000167*512/1024/1000*[.L3]+[.J3]*0.2/1000000+[.K3]/1024*0.05+[.I3]*0.4/1000000" office:value-type="float" office:value="0.200827892915766" calcext:value-type="float">
            <text:p>0.200827892915766</text:p>
          </table:table-cell>
          <table:table-cell table:formula="of:=[.L3]/[.J3]" office:value-type="float" office:value="509.685483870968" calcext:value-type="float">
            <text:p>509.685483870968</text:p>
          </table:table-cell>
          <table:table-cell office:value-type="float" office:value="143911290" calcext:value-type="float">
            <text:p>143911290</text:p>
          </table:table-cell>
          <table:table-cell table:formula="of:=[.O3]/1024/1024" office:value-type="float" office:value="137.244501113892" calcext:value-type="float">
            <text:p>137.244501113892</text:p>
          </table:table-cell>
        </table:table-row>
        <table:table-row table:style-name="ro1">
          <table:table-cell office:value-type="string" calcext:value-type="string">
            <text:p>Tue Aug <text:s/>9 19:58:17 2022</text:p>
          </table:table-cell>
          <table:table-cell office:value-type="float" office:value="1024" calcext:value-type="float">
            <text:p>1024</text:p>
          </table:table-cell>
          <table:table-cell table:formula="of:=[.B4]/1024" office:value-type="float" office:value="1" calcext:value-type="float">
            <text:p>1</text:p>
          </table:table-cell>
          <table:table-cell office:value-type="string" calcext:value-type="string">
            <text:p>Lambda</text:p>
          </table:table-cell>
          <table:table-cell office:value-type="float" office:value="44.1871" calcext:value-type="float">
            <text:p>44.1871</text:p>
          </table:table-cell>
          <table:table-cell office:value-type="float" office:value="1660089498396" calcext:value-type="float">
            <text:p>1660089498396</text:p>
          </table:table-cell>
          <table:table-cell office:value-type="float" office:value="1660089560607" calcext:value-type="float">
            <text:p>1660089560607</text:p>
          </table:table-cell>
          <table:table-cell office:value-type="float" office:value="252" calcext:value-type="float">
            <text:p>252</text:p>
          </table:table-cell>
          <table:table-cell office:value-type="float" office:value="4096" calcext:value-type="float">
            <text:p>4096</text:p>
          </table:table-cell>
          <table:table-cell office:value-type="float" office:value="252" calcext:value-type="float">
            <text:p>252</text:p>
          </table:table-cell>
          <table:table-cell office:value-type="float" office:value="4094.25085830689" calcext:value-type="float">
            <text:p>4,094.25</text:p>
          </table:table-cell>
          <table:table-cell office:value-type="float" office:value="64231" calcext:value-type="float">
            <text:p>64231</text:p>
          </table:table-cell>
          <table:table-cell table:formula="of:=0.0000167*512/1024/1000*[.L4]+[.J4]*0.2/1000000+[.K4]/1024*0.05+[.I4]*0.4/1000000" office:value-type="float" office:value="0.202139721540766" calcext:value-type="float">
            <text:p>0.202139721540766</text:p>
          </table:table-cell>
          <table:table-cell table:formula="of:=[.L4]/[.J4]" office:value-type="float" office:value="254.884920634921" calcext:value-type="float">
            <text:p>254.884920634921</text:p>
          </table:table-cell>
          <table:table-cell office:value-type="float" office:value="171468253" calcext:value-type="float">
            <text:p>171468253</text:p>
          </table:table-cell>
          <table:table-cell table:formula="of:=[.O4]/1024/1024" office:value-type="float" office:value="163.524868965149" calcext:value-type="float">
            <text:p>163.524868965149</text:p>
          </table:table-cell>
        </table:table-row>
        <table:table-row table:style-name="ro1">
          <table:table-cell office:value-type="string" calcext:value-type="string">
            <text:p>Tue Aug <text:s/>9 19:59:36 2022</text:p>
          </table:table-cell>
          <table:table-cell office:value-type="float" office:value="16384" calcext:value-type="float">
            <text:p>16384</text:p>
          </table:table-cell>
          <table:table-cell table:formula="of:=[.B5]/1024" office:value-type="float" office:value="16" calcext:value-type="float">
            <text:p>16</text:p>
          </table:table-cell>
          <table:table-cell office:value-type="string" calcext:value-type="string">
            <text:p>Lambda</text:p>
          </table:table-cell>
          <table:table-cell office:value-type="float" office:value="40.1975" calcext:value-type="float">
            <text:p>40.1975</text:p>
          </table:table-cell>
          <table:table-cell office:value-type="float" office:value="1660089577037" calcext:value-type="float">
            <text:p>1660089577037</text:p>
          </table:table-cell>
          <table:table-cell office:value-type="float" office:value="1660089635465" calcext:value-type="float">
            <text:p>1660089635465</text:p>
          </table:table-cell>
          <table:table-cell office:value-type="float" office:value="60" calcext:value-type="float">
            <text:p>60</text:p>
          </table:table-cell>
          <table:table-cell office:value-type="float" office:value="256" calcext:value-type="float">
            <text:p>256</text:p>
          </table:table-cell>
          <table:table-cell office:value-type="float" office:value="60" calcext:value-type="float">
            <text:p>60</text:p>
          </table:table-cell>
          <table:table-cell office:value-type="float" office:value="4095.25085830689" calcext:value-type="float">
            <text:p>4,095.25</text:p>
          </table:table-cell>
          <table:table-cell office:value-type="float" office:value="834825" calcext:value-type="float">
            <text:p>834825</text:p>
          </table:table-cell>
          <table:table-cell table:formula="of:=0.0000167*512/1024/1000*[.L5]+[.J5]*0.2/1000000+[.K5]/1024*0.05+[.I5]*0.4/1000000" office:value-type="float" office:value="0.207048609565766" calcext:value-type="float">
            <text:p>0.207048609565766</text:p>
          </table:table-cell>
          <table:table-cell table:formula="of:=[.L5]/[.J5]" office:value-type="float" office:value="13913.75" calcext:value-type="float">
            <text:p>13913.75</text:p>
          </table:table-cell>
          <table:table-cell office:value-type="float" office:value="190266666" calcext:value-type="float">
            <text:p>190266666</text:p>
          </table:table-cell>
          <table:table-cell table:formula="of:=[.O5]/1024/1024" office:value-type="float" office:value="181.452432632446" calcext:value-type="float">
            <text:p>181.452432632446</text:p>
          </table:table-cell>
        </table:table-row>
        <table:table-row table:style-name="ro1">
          <table:table-cell office:value-type="string" calcext:value-type="string">
            <text:p>Tue Aug <text:s/>9 20:00:40 2022</text:p>
          </table:table-cell>
          <table:table-cell office:value-type="float" office:value="64" calcext:value-type="float">
            <text:p>64</text:p>
          </table:table-cell>
          <table:table-cell table:formula="of:=[.B6]/1024" office:value-type="float" office:value="0.0625" calcext:value-type="float">
            <text:p>0.0625</text:p>
          </table:table-cell>
          <table:table-cell office:value-type="string" calcext:value-type="string">
            <text:p>Lambda</text:p>
          </table:table-cell>
          <table:table-cell office:value-type="float" office:value="41.7786" calcext:value-type="float">
            <text:p>41.7786</text:p>
          </table:table-cell>
          <table:table-cell office:value-type="float" office:value="1660089640262" calcext:value-type="float">
            <text:p>1660089640262</text:p>
          </table:table-cell>
          <table:table-cell office:value-type="float" office:value="1660089697891" calcext:value-type="float">
            <text:p>1660089697891</text:p>
          </table:table-cell>
          <table:table-cell office:value-type="float" office:value="1020" calcext:value-type="float">
            <text:p>1020</text:p>
          </table:table-cell>
          <table:table-cell office:value-type="float" office:value="65536" calcext:value-type="float">
            <text:p>65536</text:p>
          </table:table-cell>
          <table:table-cell office:value-type="float" office:value="1020" calcext:value-type="float">
            <text:p>1020</text:p>
          </table:table-cell>
          <table:table-cell office:value-type="float" office:value="4096.25085830689" calcext:value-type="float">
            <text:p>4,096.25</text:p>
          </table:table-cell>
          <table:table-cell office:value-type="float" office:value="257569" calcext:value-type="float">
            <text:p>257569</text:p>
          </table:table-cell>
          <table:table-cell table:formula="of:=0.0000167*512/1024/1000*[.L6]+[.J6]*0.2/1000000+[.K6]/1024*0.05+[.I6]*0.4/1000000" office:value-type="float" office:value="0.228581350090766" calcext:value-type="float">
            <text:p>0.228581350090766</text:p>
          </table:table-cell>
          <table:table-cell table:formula="of:=[.L6]/[.J6]" office:value-type="float" office:value="252.51862745098" calcext:value-type="float">
            <text:p>252.51862745098</text:p>
          </table:table-cell>
          <table:table-cell office:value-type="float" office:value="91993137" calcext:value-type="float">
            <text:p>91993137</text:p>
          </table:table-cell>
          <table:table-cell table:formula="of:=[.O6]/1024/1024" office:value-type="float" office:value="87.7314920425415" calcext:value-type="float">
            <text:p>87.7314920425415</text:p>
          </table:table-cell>
        </table:table-row>
        <table:table-row table:style-name="ro1">
          <table:table-cell office:value-type="string" calcext:value-type="string">
            <text:p>Tue Aug <text:s/>9 20:01:43 2022</text:p>
          </table:table-cell>
          <table:table-cell office:value-type="float" office:value="16384" calcext:value-type="float">
            <text:p>16384</text:p>
          </table:table-cell>
          <table:table-cell table:formula="of:=[.B7]/1024" office:value-type="float" office:value="16" calcext:value-type="float">
            <text:p>16</text:p>
          </table:table-cell>
          <table:table-cell office:value-type="string" calcext:value-type="string">
            <text:p>Lambda</text:p>
          </table:table-cell>
          <table:table-cell office:value-type="float" office:value="39.8392" calcext:value-type="float">
            <text:p>39.8392</text:p>
          </table:table-cell>
          <table:table-cell office:value-type="float" office:value="1660089704338" calcext:value-type="float">
            <text:p>1660089704338</text:p>
          </table:table-cell>
          <table:table-cell office:value-type="float" office:value="1660089763365" calcext:value-type="float">
            <text:p>1660089763365</text:p>
          </table:table-cell>
          <table:table-cell office:value-type="float" office:value="60" calcext:value-type="float">
            <text:p>60</text:p>
          </table:table-cell>
          <table:table-cell office:value-type="float" office:value="256" calcext:value-type="float">
            <text:p>256</text:p>
          </table:table-cell>
          <table:table-cell office:value-type="float" office:value="60" calcext:value-type="float">
            <text:p>60</text:p>
          </table:table-cell>
          <table:table-cell office:value-type="float" office:value="4097.25085830689" calcext:value-type="float">
            <text:p>4,097.25</text:p>
          </table:table-cell>
          <table:table-cell office:value-type="float" office:value="813955" calcext:value-type="float">
            <text:p>813955</text:p>
          </table:table-cell>
          <table:table-cell table:formula="of:=0.0000167*512/1024/1000*[.L7]+[.J7]*0.2/1000000+[.K7]/1024*0.05+[.I7]*0.4/1000000" office:value-type="float" office:value="0.206972001315766" calcext:value-type="float">
            <text:p>0.206972001315766</text:p>
          </table:table-cell>
          <table:table-cell table:formula="of:=[.L7]/[.J7]" office:value-type="float" office:value="13565.9166666667" calcext:value-type="float">
            <text:p>13565.9166666667</text:p>
          </table:table-cell>
          <table:table-cell office:value-type="float" office:value="128833333" calcext:value-type="float">
            <text:p>128833333</text:p>
          </table:table-cell>
          <table:table-cell table:formula="of:=[.O7]/1024/1024" office:value-type="float" office:value="122.865040779114" calcext:value-type="float">
            <text:p>122.865040779114</text:p>
          </table:table-cell>
        </table:table-row>
        <table:table-row table:style-name="ro1">
          <table:table-cell office:value-type="string" calcext:value-type="string">
            <text:p>Tue Aug <text:s/>9 20:02:47 2022</text:p>
          </table:table-cell>
          <table:table-cell office:value-type="float" office:value="65536" calcext:value-type="float">
            <text:p>65536</text:p>
          </table:table-cell>
          <table:table-cell table:formula="of:=[.B8]/1024" office:value-type="float" office:value="64" calcext:value-type="float">
            <text:p>64</text:p>
          </table:table-cell>
          <table:table-cell office:value-type="string" calcext:value-type="string">
            <text:p>Lambda</text:p>
          </table:table-cell>
          <table:table-cell office:value-type="float" office:value="41.372" calcext:value-type="float">
            <text:p>41.372</text:p>
          </table:table-cell>
          <table:table-cell office:value-type="float" office:value="1660089767779" calcext:value-type="float">
            <text:p>1660089767779</text:p>
          </table:table-cell>
          <table:table-cell office:value-type="float" office:value="1660089828340" calcext:value-type="float">
            <text:p>1660089828340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4098.25085830689" calcext:value-type="float">
            <text:p>4,098.25</text:p>
          </table:table-cell>
          <table:table-cell office:value-type="float" office:value="863554" calcext:value-type="float">
            <text:p>863554</text:p>
          </table:table-cell>
          <table:table-cell table:formula="of:=0.0000167*512/1024/1000*[.L8]+[.J8]*0.2/1000000+[.K8]/1024*0.05+[.I8]*0.4/1000000" office:value-type="float" office:value="0.207351781090766" calcext:value-type="float">
            <text:p>0.207351781090766</text:p>
          </table:table-cell>
          <table:table-cell table:formula="of:=[.L8]/[.J8]" office:value-type="float" office:value="30841.2142857143" calcext:value-type="float">
            <text:p>30841.2142857143</text:p>
          </table:table-cell>
          <table:table-cell office:value-type="float" office:value="268392857" calcext:value-type="float">
            <text:p>268392857</text:p>
          </table:table-cell>
          <table:table-cell table:formula="of:=[.O8]/1024/1024" office:value-type="float" office:value="255.959374427795" calcext:value-type="float">
            <text:p>255.959374427795</text:p>
          </table:table-cell>
        </table:table-row>
        <table:table-row table:style-name="ro1">
          <table:table-cell office:value-type="string" calcext:value-type="string">
            <text:p>Tue Aug <text:s/>9 20:04:05 2022</text:p>
          </table:table-cell>
          <table:table-cell office:value-type="float" office:value="65536" calcext:value-type="float">
            <text:p>65536</text:p>
          </table:table-cell>
          <table:table-cell table:formula="of:=[.B9]/1024" office:value-type="float" office:value="64" calcext:value-type="float">
            <text:p>64</text:p>
          </table:table-cell>
          <table:table-cell office:value-type="string" calcext:value-type="string">
            <text:p>Lambda</text:p>
          </table:table-cell>
          <table:table-cell office:value-type="float" office:value="40.6637" calcext:value-type="float">
            <text:p>40.6637</text:p>
          </table:table-cell>
          <table:table-cell office:value-type="float" office:value="1660089846345" calcext:value-type="float">
            <text:p>1660089846345</text:p>
          </table:table-cell>
          <table:table-cell office:value-type="float" office:value="1660089903866" calcext:value-type="float">
            <text:p>1660089903866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4099.25085830689" calcext:value-type="float">
            <text:p>4,099.25</text:p>
          </table:table-cell>
          <table:table-cell office:value-type="float" office:value="864464" calcext:value-type="float">
            <text:p>864464</text:p>
          </table:table-cell>
          <table:table-cell table:formula="of:=0.0000167*512/1024/1000*[.L9]+[.J9]*0.2/1000000+[.K9]/1024*0.05+[.I9]*0.4/1000000" office:value-type="float" office:value="0.207408207715766" calcext:value-type="float">
            <text:p>0.207408207715766</text:p>
          </table:table-cell>
          <table:table-cell table:formula="of:=[.L9]/[.J9]" office:value-type="float" office:value="30873.7142857143" calcext:value-type="float">
            <text:p>30873.7142857143</text:p>
          </table:table-cell>
          <table:table-cell office:value-type="float" office:value="268964285" calcext:value-type="float">
            <text:p>268964285</text:p>
          </table:table-cell>
          <table:table-cell table:formula="of:=[.O9]/1024/1024" office:value-type="float" office:value="256.504330635071" calcext:value-type="float">
            <text:p>256.504330635071</text:p>
          </table:table-cell>
        </table:table-row>
        <table:table-row table:style-name="ro1">
          <table:table-cell office:value-type="string" calcext:value-type="string">
            <text:p>Tue Aug <text:s/>9 20:05:09 2022</text:p>
          </table:table-cell>
          <table:table-cell office:value-type="float" office:value="1024" calcext:value-type="float">
            <text:p>1024</text:p>
          </table:table-cell>
          <table:table-cell table:formula="of:=[.B10]/1024" office:value-type="float" office:value="1" calcext:value-type="float">
            <text:p>1</text:p>
          </table:table-cell>
          <table:table-cell office:value-type="string" calcext:value-type="string">
            <text:p>Lambda</text:p>
          </table:table-cell>
          <table:table-cell office:value-type="float" office:value="40.1141" calcext:value-type="float">
            <text:p>40.1141</text:p>
          </table:table-cell>
          <table:table-cell office:value-type="float" office:value="1660089910228" calcext:value-type="float">
            <text:p>1660089910228</text:p>
          </table:table-cell>
          <table:table-cell office:value-type="float" office:value="1660089971565" calcext:value-type="float">
            <text:p>1660089971565</text:p>
          </table:table-cell>
          <table:table-cell office:value-type="float" office:value="252" calcext:value-type="float">
            <text:p>252</text:p>
          </table:table-cell>
          <table:table-cell office:value-type="float" office:value="4096" calcext:value-type="float">
            <text:p>4096</text:p>
          </table:table-cell>
          <table:table-cell office:value-type="float" office:value="252" calcext:value-type="float">
            <text:p>252</text:p>
          </table:table-cell>
          <table:table-cell office:value-type="float" office:value="4100.25085830689" calcext:value-type="float">
            <text:p>4,100.25</text:p>
          </table:table-cell>
          <table:table-cell office:value-type="float" office:value="65689" calcext:value-type="float">
            <text:p>65689</text:p>
          </table:table-cell>
          <table:table-cell table:formula="of:=0.0000167*512/1024/1000*[.L10]+[.J10]*0.2/1000000+[.K10]/1024*0.05+[.I10]*0.4/1000000" office:value-type="float" office:value="0.202444864590766" calcext:value-type="float">
            <text:p>0.202444864590766</text:p>
          </table:table-cell>
          <table:table-cell table:formula="of:=[.L10]/[.J10]" office:value-type="float" office:value="260.670634920635" calcext:value-type="float">
            <text:p>260.670634920635</text:p>
          </table:table-cell>
          <table:table-cell office:value-type="float" office:value="243099206" calcext:value-type="float">
            <text:p>243099206</text:p>
          </table:table-cell>
          <table:table-cell table:formula="of:=[.O10]/1024/1024" office:value-type="float" office:value="231.837469100952" calcext:value-type="float">
            <text:p>231.837469100952</text:p>
          </table:table-cell>
        </table:table-row>
        <table:table-row table:style-name="ro1">
          <table:table-cell office:value-type="string" calcext:value-type="string">
            <text:p>Tue Aug <text:s/>9 20:06:28 2022</text:p>
          </table:table-cell>
          <table:table-cell office:value-type="float" office:value="64" calcext:value-type="float">
            <text:p>64</text:p>
          </table:table-cell>
          <table:table-cell table:formula="of:=[.B11]/1024" office:value-type="float" office:value="0.0625" calcext:value-type="float">
            <text:p>0.0625</text:p>
          </table:table-cell>
          <table:table-cell office:value-type="string" calcext:value-type="string">
            <text:p>Lambda</text:p>
          </table:table-cell>
          <table:table-cell office:value-type="float" office:value="42.3012" calcext:value-type="float">
            <text:p>42.3012</text:p>
          </table:table-cell>
          <table:table-cell office:value-type="float" office:value="1660089988978" calcext:value-type="float">
            <text:p>1660089988978</text:p>
          </table:table-cell>
          <table:table-cell office:value-type="float" office:value="1660090049015" calcext:value-type="float">
            <text:p>1660090049015</text:p>
          </table:table-cell>
          <table:table-cell office:value-type="float" office:value="1020" calcext:value-type="float">
            <text:p>1020</text:p>
          </table:table-cell>
          <table:table-cell office:value-type="float" office:value="65536" calcext:value-type="float">
            <text:p>65536</text:p>
          </table:table-cell>
          <table:table-cell office:value-type="float" office:value="1020" calcext:value-type="float">
            <text:p>1020</text:p>
          </table:table-cell>
          <table:table-cell office:value-type="float" office:value="4101.25085830689" calcext:value-type="float">
            <text:p>4,101.25</text:p>
          </table:table-cell>
          <table:table-cell office:value-type="float" office:value="239638" calcext:value-type="float">
            <text:p>239638</text:p>
          </table:table-cell>
          <table:table-cell table:formula="of:=0.0000167*512/1024/1000*[.L11]+[.J11]*0.2/1000000+[.K11]/1024*0.05+[.I11]*0.4/1000000" office:value-type="float" office:value="0.228675766865766" calcext:value-type="float">
            <text:p>0.228675766865766</text:p>
          </table:table-cell>
          <table:table-cell table:formula="of:=[.L11]/[.J11]" office:value-type="float" office:value="234.939215686274" calcext:value-type="float">
            <text:p>234.939215686274</text:p>
          </table:table-cell>
          <table:table-cell office:value-type="float" office:value="121442156" calcext:value-type="float">
            <text:p>121442156</text:p>
          </table:table-cell>
          <table:table-cell table:formula="of:=[.O11]/1024/1024" office:value-type="float" office:value="115.816265106201" calcext:value-type="float">
            <text:p>115.816265106201</text:p>
          </table:table-cell>
        </table:table-row>
        <table:table-row table:style-name="ro1">
          <table:table-cell office:value-type="string" calcext:value-type="string">
            <text:p>Tue Aug <text:s/>9 20:07:32 2022</text:p>
          </table:table-cell>
          <table:table-cell office:value-type="float" office:value="64" calcext:value-type="float">
            <text:p>64</text:p>
          </table:table-cell>
          <table:table-cell table:formula="of:=[.B12]/1024" office:value-type="float" office:value="0.0625" calcext:value-type="float">
            <text:p>0.0625</text:p>
          </table:table-cell>
          <table:table-cell office:value-type="string" calcext:value-type="string">
            <text:p>Lambda</text:p>
          </table:table-cell>
          <table:table-cell office:value-type="float" office:value="42.3115" calcext:value-type="float">
            <text:p>42.3115</text:p>
          </table:table-cell>
          <table:table-cell office:value-type="float" office:value="1660090052329" calcext:value-type="float">
            <text:p>1660090052329</text:p>
          </table:table-cell>
          <table:table-cell office:value-type="float" office:value="1660090113240" calcext:value-type="float">
            <text:p>1660090113240</text:p>
          </table:table-cell>
          <table:table-cell office:value-type="float" office:value="1020" calcext:value-type="float">
            <text:p>1020</text:p>
          </table:table-cell>
          <table:table-cell office:value-type="float" office:value="65536" calcext:value-type="float">
            <text:p>65536</text:p>
          </table:table-cell>
          <table:table-cell office:value-type="float" office:value="1020" calcext:value-type="float">
            <text:p>1020</text:p>
          </table:table-cell>
          <table:table-cell office:value-type="float" office:value="4102.25085830689" calcext:value-type="float">
            <text:p>4,102.25</text:p>
          </table:table-cell>
          <table:table-cell office:value-type="float" office:value="187314" calcext:value-type="float">
            <text:p>187314</text:p>
          </table:table-cell>
          <table:table-cell table:formula="of:=0.0000167*512/1024/1000*[.L12]+[.J12]*0.2/1000000+[.K12]/1024*0.05+[.I12]*0.4/1000000" office:value-type="float" office:value="0.228287689590766" calcext:value-type="float">
            <text:p>0.228287689590766</text:p>
          </table:table-cell>
          <table:table-cell table:formula="of:=[.L12]/[.J12]" office:value-type="float" office:value="183.641176470588" calcext:value-type="float">
            <text:p>183.641176470588</text:p>
          </table:table-cell>
          <table:table-cell office:value-type="float" office:value="86679411" calcext:value-type="float">
            <text:p>86679411</text:p>
          </table:table-cell>
          <table:table-cell table:formula="of:=[.O12]/1024/1024" office:value-type="float" office:value="82.6639280319214" calcext:value-type="float">
            <text:p>82.6639280319214</text:p>
          </table:table-cell>
        </table:table-row>
        <table:table-row table:style-name="ro1">
          <table:table-cell office:value-type="string" calcext:value-type="string">
            <text:p>Tue Aug <text:s/>9 20:08:50 2022</text:p>
          </table:table-cell>
          <table:table-cell office:value-type="float" office:value="256" calcext:value-type="float">
            <text:p>256</text:p>
          </table:table-cell>
          <table:table-cell table:formula="of:=[.B13]/1024" office:value-type="float" office:value="0.25" calcext:value-type="float">
            <text:p>0.25</text:p>
          </table:table-cell>
          <table:table-cell office:value-type="string" calcext:value-type="string">
            <text:p>Lambda</text:p>
          </table:table-cell>
          <table:table-cell office:value-type="float" office:value="40.9254" calcext:value-type="float">
            <text:p>40.9254</text:p>
          </table:table-cell>
          <table:table-cell office:value-type="float" office:value="1660090131161" calcext:value-type="float">
            <text:p>1660090131161</text:p>
          </table:table-cell>
          <table:table-cell office:value-type="float" office:value="1660090188290" calcext:value-type="float">
            <text:p>1660090188290</text:p>
          </table:table-cell>
          <table:table-cell office:value-type="float" office:value="508" calcext:value-type="float">
            <text:p>508</text:p>
          </table:table-cell>
          <table:table-cell office:value-type="float" office:value="16384" calcext:value-type="float">
            <text:p>16384</text:p>
          </table:table-cell>
          <table:table-cell office:value-type="float" office:value="508" calcext:value-type="float">
            <text:p>508</text:p>
          </table:table-cell>
          <table:table-cell office:value-type="float" office:value="4103.25085830689" calcext:value-type="float">
            <text:p>4,103.25</text:p>
          </table:table-cell>
          <table:table-cell office:value-type="float" office:value="114525" calcext:value-type="float">
            <text:p>114525</text:p>
          </table:table-cell>
          <table:table-cell table:formula="of:=0.0000167*512/1024/1000*[.L13]+[.J13]*0.2/1000000+[.K13]/1024*0.05+[.I13]*0.4/1000000" office:value-type="float" office:value="0.207965529565766" calcext:value-type="float">
            <text:p>0.207965529565766</text:p>
          </table:table-cell>
          <table:table-cell table:formula="of:=[.L13]/[.J13]" office:value-type="float" office:value="225.442913385827" calcext:value-type="float">
            <text:p>225.442913385827</text:p>
          </table:table-cell>
          <table:table-cell office:value-type="float" office:value="123576771" calcext:value-type="float">
            <text:p>123576771</text:p>
          </table:table-cell>
          <table:table-cell table:formula="of:=[.O13]/1024/1024" office:value-type="float" office:value="117.851992607117" calcext:value-type="float">
            <text:p>117.851992607117</text:p>
          </table:table-cell>
        </table:table-row>
        <table:table-row table:style-name="ro1">
          <table:table-cell office:value-type="string" calcext:value-type="string">
            <text:p>Tue Aug <text:s/>9 20:09:54 2022</text:p>
          </table:table-cell>
          <table:table-cell office:value-type="float" office:value="256" calcext:value-type="float">
            <text:p>256</text:p>
          </table:table-cell>
          <table:table-cell table:formula="of:=[.B14]/1024" office:value-type="float" office:value="0.25" calcext:value-type="float">
            <text:p>0.25</text:p>
          </table:table-cell>
          <table:table-cell office:value-type="string" calcext:value-type="string">
            <text:p>Lambda</text:p>
          </table:table-cell>
          <table:table-cell office:value-type="float" office:value="45.4426" calcext:value-type="float">
            <text:p>45.4426</text:p>
          </table:table-cell>
          <table:table-cell office:value-type="float" office:value="1660090195103" calcext:value-type="float">
            <text:p>1660090195103</text:p>
          </table:table-cell>
          <table:table-cell office:value-type="float" office:value="1660090260139" calcext:value-type="float">
            <text:p>1660090260139</text:p>
          </table:table-cell>
          <table:table-cell office:value-type="float" office:value="508" calcext:value-type="float">
            <text:p>508</text:p>
          </table:table-cell>
          <table:table-cell office:value-type="float" office:value="16384" calcext:value-type="float">
            <text:p>16384</text:p>
          </table:table-cell>
          <table:table-cell office:value-type="float" office:value="508" calcext:value-type="float">
            <text:p>508</text:p>
          </table:table-cell>
          <table:table-cell office:value-type="float" office:value="4104.25085830689" calcext:value-type="float">
            <text:p>4,104.25</text:p>
          </table:table-cell>
          <table:table-cell office:value-type="float" office:value="106260" calcext:value-type="float">
            <text:p>106260</text:p>
          </table:table-cell>
          <table:table-cell table:formula="of:=0.0000167*512/1024/1000*[.L14]+[.J14]*0.2/1000000+[.K14]/1024*0.05+[.I14]*0.4/1000000" office:value-type="float" office:value="0.207945344940766" calcext:value-type="float">
            <text:p>0.207945344940766</text:p>
          </table:table-cell>
          <table:table-cell table:formula="of:=[.L14]/[.J14]" office:value-type="float" office:value="209.173228346457" calcext:value-type="float">
            <text:p>209.173228346457</text:p>
          </table:table-cell>
          <table:table-cell office:value-type="float" office:value="125043307" calcext:value-type="float">
            <text:p>125043307</text:p>
          </table:table-cell>
          <table:table-cell table:formula="of:=[.O14]/1024/1024" office:value-type="float" office:value="119.250590324402" calcext:value-type="float">
            <text:p>119.250590324402</text:p>
          </table:table-cell>
        </table:table-row>
        <table:table-row table:style-name="ro1">
          <table:table-cell office:value-type="string" calcext:value-type="string">
            <text:p>Tue Aug <text:s/>9 20:11:14 2022</text:p>
          </table:table-cell>
          <table:table-cell office:value-type="float" office:value="4096" calcext:value-type="float">
            <text:p>4096</text:p>
          </table:table-cell>
          <table:table-cell table:formula="of:=[.B15]/1024" office:value-type="float" office:value="4" calcext:value-type="float">
            <text:p>4</text:p>
          </table:table-cell>
          <table:table-cell office:value-type="string" calcext:value-type="string">
            <text:p>Lambda</text:p>
          </table:table-cell>
          <table:table-cell office:value-type="float" office:value="41.5656" calcext:value-type="float">
            <text:p>41.5656</text:p>
          </table:table-cell>
          <table:table-cell office:value-type="float" office:value="1660090276194" calcext:value-type="float">
            <text:p>1660090276194</text:p>
          </table:table-cell>
          <table:table-cell office:value-type="float" office:value="1660090335332" calcext:value-type="float">
            <text:p>1660090335332</text:p>
          </table:table-cell>
          <table:table-cell office:value-type="float" office:value="124" calcext:value-type="float">
            <text:p>124</text:p>
          </table:table-cell>
          <table:table-cell office:value-type="float" office:value="1024" calcext:value-type="float">
            <text:p>1024</text:p>
          </table:table-cell>
          <table:table-cell office:value-type="float" office:value="124" calcext:value-type="float">
            <text:p>124</text:p>
          </table:table-cell>
          <table:table-cell office:value-type="float" office:value="4105.25085830689" calcext:value-type="float">
            <text:p>4,105.25</text:p>
          </table:table-cell>
          <table:table-cell office:value-type="float" office:value="62967" calcext:value-type="float">
            <text:p>62967</text:p>
          </table:table-cell>
          <table:table-cell table:formula="of:=0.0000167*512/1024/1000*[.L15]+[.J15]*0.2/1000000+[.K15]/1024*0.05+[.I15]*0.4/1000000" office:value-type="float" office:value="0.201411876515766" calcext:value-type="float">
            <text:p>0.201411876515766</text:p>
          </table:table-cell>
          <table:table-cell table:formula="of:=[.L15]/[.J15]" office:value-type="float" office:value="507.798387096774" calcext:value-type="float">
            <text:p>507.798387096774</text:p>
          </table:table-cell>
          <table:table-cell office:value-type="float" office:value="99459677" calcext:value-type="float">
            <text:p>99459677</text:p>
          </table:table-cell>
          <table:table-cell table:formula="of:=[.O15]/1024/1024" office:value-type="float" office:value="94.8521394729614" calcext:value-type="float">
            <text:p>94.8521394729614</text:p>
          </table:table-cell>
        </table:table-row>
        <table:table-row table:style-name="ro1">
          <table:table-cell office:value-type="string" calcext:value-type="string">
            <text:p>Tue Aug <text:s/>9 20:12:33 2022</text:p>
          </table:table-cell>
          <table:table-cell office:value-type="float" office:value="16384" calcext:value-type="float">
            <text:p>16384</text:p>
          </table:table-cell>
          <table:table-cell table:formula="of:=[.B16]/1024" office:value-type="float" office:value="16" calcext:value-type="float">
            <text:p>16</text:p>
          </table:table-cell>
          <table:table-cell office:value-type="string" calcext:value-type="string">
            <text:p>Lambda</text:p>
          </table:table-cell>
          <table:table-cell office:value-type="float" office:value="40.3458" calcext:value-type="float">
            <text:p>40.3458</text:p>
          </table:table-cell>
          <table:table-cell office:value-type="float" office:value="1660090354236" calcext:value-type="float">
            <text:p>1660090354236</text:p>
          </table:table-cell>
          <table:table-cell office:value-type="float" office:value="1660090413264" calcext:value-type="float">
            <text:p>1660090413264</text:p>
          </table:table-cell>
          <table:table-cell office:value-type="float" office:value="60" calcext:value-type="float">
            <text:p>60</text:p>
          </table:table-cell>
          <table:table-cell office:value-type="float" office:value="256" calcext:value-type="float">
            <text:p>256</text:p>
          </table:table-cell>
          <table:table-cell office:value-type="float" office:value="60" calcext:value-type="float">
            <text:p>60</text:p>
          </table:table-cell>
          <table:table-cell office:value-type="float" office:value="4106.25085830689" calcext:value-type="float">
            <text:p>4,106.25</text:p>
          </table:table-cell>
          <table:table-cell office:value-type="float" office:value="792241" calcext:value-type="float">
            <text:p>792241</text:p>
          </table:table-cell>
          <table:table-cell table:formula="of:=0.0000167*512/1024/1000*[.L16]+[.J16]*0.2/1000000+[.K16]/1024*0.05+[.I16]*0.4/1000000" office:value-type="float" office:value="0.207230142540766" calcext:value-type="float">
            <text:p>0.207230142540766</text:p>
          </table:table-cell>
          <table:table-cell table:formula="of:=[.L16]/[.J16]" office:value-type="float" office:value="13204.0166666667" calcext:value-type="float">
            <text:p>13204.0166666667</text:p>
          </table:table-cell>
          <table:table-cell office:value-type="float" office:value="144300000" calcext:value-type="float">
            <text:p>144300000</text:p>
          </table:table-cell>
          <table:table-cell table:formula="of:=[.O16]/1024/1024" office:value-type="float" office:value="137.615203857422" calcext:value-type="float">
            <text:p>137.615203857422</text:p>
          </table:table-cell>
        </table:table-row>
        <table:table-row table:style-name="ro1">
          <table:table-cell office:value-type="string" calcext:value-type="string">
            <text:p>Tue Aug <text:s/>9 20:13:37 2022</text:p>
          </table:table-cell>
          <table:table-cell office:value-type="float" office:value="256" calcext:value-type="float">
            <text:p>256</text:p>
          </table:table-cell>
          <table:table-cell table:formula="of:=[.B17]/1024" office:value-type="float" office:value="0.25" calcext:value-type="float">
            <text:p>0.25</text:p>
          </table:table-cell>
          <table:table-cell office:value-type="string" calcext:value-type="string">
            <text:p>Lambda</text:p>
          </table:table-cell>
          <table:table-cell office:value-type="float" office:value="41.2501" calcext:value-type="float">
            <text:p>41.2501</text:p>
          </table:table-cell>
          <table:table-cell office:value-type="float" office:value="1660090417545" calcext:value-type="float">
            <text:p>1660090417545</text:p>
          </table:table-cell>
          <table:table-cell office:value-type="float" office:value="1660090478922" calcext:value-type="float">
            <text:p>1660090478922</text:p>
          </table:table-cell>
          <table:table-cell office:value-type="float" office:value="508" calcext:value-type="float">
            <text:p>508</text:p>
          </table:table-cell>
          <table:table-cell office:value-type="float" office:value="16384" calcext:value-type="float">
            <text:p>16384</text:p>
          </table:table-cell>
          <table:table-cell office:value-type="float" office:value="508" calcext:value-type="float">
            <text:p>508</text:p>
          </table:table-cell>
          <table:table-cell office:value-type="float" office:value="4107.25085830689" calcext:value-type="float">
            <text:p>4,107.25</text:p>
          </table:table-cell>
          <table:table-cell office:value-type="float" office:value="124290" calcext:value-type="float">
            <text:p>124290</text:p>
          </table:table-cell>
          <table:table-cell table:formula="of:=0.0000167*512/1024/1000*[.L17]+[.J17]*0.2/1000000+[.K17]/1024*0.05+[.I17]*0.4/1000000" office:value-type="float" office:value="0.208242379815766" calcext:value-type="float">
            <text:p>0.208242379815766</text:p>
          </table:table-cell>
          <table:table-cell table:formula="of:=[.L17]/[.J17]" office:value-type="float" office:value="244.665354330709" calcext:value-type="float">
            <text:p>244.665354330709</text:p>
          </table:table-cell>
          <table:table-cell office:value-type="float" office:value="111923228" calcext:value-type="float">
            <text:p>111923228</text:p>
          </table:table-cell>
          <table:table-cell table:formula="of:=[.O17]/1024/1024" office:value-type="float" office:value="106.738307952881" calcext:value-type="float">
            <text:p>106.738307952881</text:p>
          </table:table-cell>
        </table:table-row>
        <table:table-row table:style-name="ro1">
          <table:table-cell office:value-type="string" calcext:value-type="string">
            <text:p>Tue Aug <text:s/>9 20:14:56 2022</text:p>
          </table:table-cell>
          <table:table-cell office:value-type="float" office:value="1024" calcext:value-type="float">
            <text:p>1024</text:p>
          </table:table-cell>
          <table:table-cell table:formula="of:=[.B18]/1024" office:value-type="float" office:value="1" calcext:value-type="float">
            <text:p>1</text:p>
          </table:table-cell>
          <table:table-cell office:value-type="string" calcext:value-type="string">
            <text:p>Lambda</text:p>
          </table:table-cell>
          <table:table-cell office:value-type="float" office:value="40.3274" calcext:value-type="float">
            <text:p>40.3274</text:p>
          </table:table-cell>
          <table:table-cell office:value-type="float" office:value="1660090496669" calcext:value-type="float">
            <text:p>1660090496669</text:p>
          </table:table-cell>
          <table:table-cell office:value-type="float" office:value="1660090557081" calcext:value-type="float">
            <text:p>1660090557081</text:p>
          </table:table-cell>
          <table:table-cell office:value-type="float" office:value="252" calcext:value-type="float">
            <text:p>252</text:p>
          </table:table-cell>
          <table:table-cell office:value-type="float" office:value="4096" calcext:value-type="float">
            <text:p>4096</text:p>
          </table:table-cell>
          <table:table-cell office:value-type="float" office:value="252" calcext:value-type="float">
            <text:p>252</text:p>
          </table:table-cell>
          <table:table-cell office:value-type="float" office:value="4108.25085830689" calcext:value-type="float">
            <text:p>4,108.25</text:p>
          </table:table-cell>
          <table:table-cell office:value-type="float" office:value="65684" calcext:value-type="float">
            <text:p>65684</text:p>
          </table:table-cell>
          <table:table-cell table:formula="of:=0.0000167*512/1024/1000*[.L18]+[.J18]*0.2/1000000+[.K18]/1024*0.05+[.I18]*0.4/1000000" office:value-type="float" office:value="0.202835447840766" calcext:value-type="float">
            <text:p>0.202835447840766</text:p>
          </table:table-cell>
          <table:table-cell table:formula="of:=[.L18]/[.J18]" office:value-type="float" office:value="260.650793650794" calcext:value-type="float">
            <text:p>260.650793650794</text:p>
          </table:table-cell>
          <table:table-cell office:value-type="float" office:value="83071428" calcext:value-type="float">
            <text:p>83071428</text:p>
          </table:table-cell>
          <table:table-cell table:formula="of:=[.O18]/1024/1024" office:value-type="float" office:value="79.223087310791" calcext:value-type="float">
            <text:p>79.223087310791</text:p>
          </table:table-cell>
        </table:table-row>
        <table:table-row table:style-name="ro1">
          <table:table-cell office:value-type="string" calcext:value-type="string">
            <text:p>Tue Aug <text:s/>9 20:16:14 2022</text:p>
          </table:table-cell>
          <table:table-cell office:value-type="float" office:value="4096" calcext:value-type="float">
            <text:p>4096</text:p>
          </table:table-cell>
          <table:table-cell table:formula="of:=[.B19]/1024" office:value-type="float" office:value="4" calcext:value-type="float">
            <text:p>4</text:p>
          </table:table-cell>
          <table:table-cell office:value-type="string" calcext:value-type="string">
            <text:p>Lambda</text:p>
          </table:table-cell>
          <table:table-cell office:value-type="float" office:value="40.3997" calcext:value-type="float">
            <text:p>40.3997</text:p>
          </table:table-cell>
          <table:table-cell office:value-type="float" office:value="1660090575169" calcext:value-type="float">
            <text:p>1660090575169</text:p>
          </table:table-cell>
          <table:table-cell office:value-type="float" office:value="1660090634505" calcext:value-type="float">
            <text:p>1660090634505</text:p>
          </table:table-cell>
          <table:table-cell office:value-type="float" office:value="124" calcext:value-type="float">
            <text:p>124</text:p>
          </table:table-cell>
          <table:table-cell office:value-type="float" office:value="1024" calcext:value-type="float">
            <text:p>1024</text:p>
          </table:table-cell>
          <table:table-cell office:value-type="float" office:value="124" calcext:value-type="float">
            <text:p>124</text:p>
          </table:table-cell>
          <table:table-cell office:value-type="float" office:value="4109.25085830689" calcext:value-type="float">
            <text:p>4,109.25</text:p>
          </table:table-cell>
          <table:table-cell office:value-type="float" office:value="64714" calcext:value-type="float">
            <text:p>64714</text:p>
          </table:table-cell>
          <table:table-cell table:formula="of:=0.0000167*512/1024/1000*[.L19]+[.J19]*0.2/1000000+[.K19]/1024*0.05+[.I19]*0.4/1000000" office:value-type="float" office:value="0.201621776465766" calcext:value-type="float">
            <text:p>0.201621776465766</text:p>
          </table:table-cell>
          <table:table-cell table:formula="of:=[.L19]/[.J19]" office:value-type="float" office:value="521.887096774194" calcext:value-type="float">
            <text:p>521.887096774194</text:p>
          </table:table-cell>
          <table:table-cell office:value-type="float" office:value="100298387" calcext:value-type="float">
            <text:p>100298387</text:p>
          </table:table-cell>
          <table:table-cell table:formula="of:=[.O19]/1024/1024" office:value-type="float" office:value="95.6519956588745" calcext:value-type="float">
            <text:p>95.6519956588745</text:p>
          </table:table-cell>
        </table:table-row>
      </table:table>
      <table:table table:name="Pivot Table_out-q2_1" table:style-name="ta1"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27"/>
          <table:table-cell table:style-name="ce35" office:value-type="string" calcext:value-type="string">
            <text:p>Data</text:p>
          </table:table-cell>
          <table:table-cell table:style-name="ce40" table:number-columns-repeated="3"/>
          <table:table-cell table:style-name="ce52"/>
          <table:table-cell/>
        </table:table-row>
        <table:table-row table:style-name="ro1">
          <table:table-cell table:style-name="ce28" office:value-type="string" calcext:value-type="string">
            <text:p>Chunk Size</text:p>
          </table:table-cell>
          <table:table-cell table:style-name="ce36" office:value-type="string" calcext:value-type="string">
            <text:p>Average - billed duration (ms)</text:p>
          </table:table-cell>
          <table:table-cell table:style-name="ce41" office:value-type="string" calcext:value-type="string">
            <text:p>Average - avg lambda time (ms)</text:p>
          </table:table-cell>
          <table:table-cell table:style-name="ce41" office:value-type="string" calcext:value-type="string">
            <text:p>Average - avg memory (MB)</text:p>
          </table:table-cell>
          <table:table-cell table:style-name="ce48" office:value-type="string" calcext:value-type="string">
            <text:p>Average - # of request</text:p>
          </table:table-cell>
          <table:table-cell table:style-name="ce53" office:value-type="string" calcext:value-type="string">
            <text:p>Average - # of invoked lambda</text:p>
          </table:table-cell>
          <table:table-cell office:value-type="string" calcext:value-type="string">
            <text:p>write back size (MB)</text:p>
          </table:table-cell>
        </table:table-row>
        <table:table-row table:style-name="ro1">
          <table:table-cell table:style-name="ce29" office:value-type="float" office:value="0.0625" calcext:value-type="float">
            <text:p>0.0625</text:p>
          </table:table-cell>
          <table:table-cell table:style-name="ce37" office:value-type="float" office:value="228173.666666667" calcext:value-type="float">
            <text:p>228,173.67</text:p>
          </table:table-cell>
          <table:table-cell table:style-name="ce42" office:value-type="float" office:value="223.699673202614" calcext:value-type="float">
            <text:p>223.70</text:p>
          </table:table-cell>
          <table:table-cell table:style-name="ce42" office:value-type="float" office:value="95.4038950602214" calcext:value-type="float">
            <text:p>95.40</text:p>
          </table:table-cell>
          <table:table-cell table:style-name="ce49" office:value-type="float" office:value="65536" calcext:value-type="float">
            <text:p>65536</text:p>
          </table:table-cell>
          <table:table-cell table:style-name="ce54" office:value-type="float" office:value="1020" calcext:value-type="float">
            <text:p>1020</text:p>
          </table:table-cell>
          <table:table-cell table:formula="of:=([.$C$13]-([.E3]-[.F3])*[.A3])/[.F3]" office:value-type="float" office:value="0.0588243708891027" calcext:value-type="float">
            <text:p>0.0588243708891027</text:p>
          </table:table-cell>
        </table:table-row>
        <table:table-row table:style-name="ro1">
          <table:table-cell table:style-name="ce30" office:value-type="float" office:value="0.25" calcext:value-type="float">
            <text:p>0.25</text:p>
          </table:table-cell>
          <table:table-cell table:style-name="ce38" office:value-type="float" office:value="115025" calcext:value-type="float">
            <text:p>115,025.00</text:p>
          </table:table-cell>
          <table:table-cell table:style-name="ce43" office:value-type="float" office:value="226.427165354331" calcext:value-type="float">
            <text:p>226.43</text:p>
          </table:table-cell>
          <table:table-cell table:style-name="ce43" office:value-type="float" office:value="114.6136302948" calcext:value-type="float">
            <text:p>114.61</text:p>
          </table:table-cell>
          <table:table-cell table:style-name="ce50" office:value-type="float" office:value="16384" calcext:value-type="float">
            <text:p>16384</text:p>
          </table:table-cell>
          <table:table-cell table:style-name="ce55" office:value-type="float" office:value="508" calcext:value-type="float">
            <text:p>508</text:p>
          </table:table-cell>
          <table:table-cell table:formula="of:=([.$C$13]-([.E4]-[.F4])*[.A4])/[.F4]" office:value-type="float" office:value="0.242619799816702" calcext:value-type="float">
            <text:p>0.242619799816702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8" office:value-type="float" office:value="65201.3333333333" calcext:value-type="float">
            <text:p>65,201.33</text:p>
          </table:table-cell>
          <table:table-cell table:style-name="ce43" office:value-type="float" office:value="258.73544973545" calcext:value-type="float">
            <text:p>258.74</text:p>
          </table:table-cell>
          <table:table-cell table:style-name="ce43" office:value-type="float" office:value="158.195141792297" calcext:value-type="float">
            <text:p>158.20</text:p>
          </table:table-cell>
          <table:table-cell table:style-name="ce50" office:value-type="float" office:value="4096" calcext:value-type="float">
            <text:p>4096</text:p>
          </table:table-cell>
          <table:table-cell table:style-name="ce55" office:value-type="float" office:value="252" calcext:value-type="float">
            <text:p>252</text:p>
          </table:table-cell>
          <table:table-cell table:formula="of:=([.$C$13]-([.E5]-[.F5])*[.A5])/[.F5]" office:value-type="float" office:value="0.985122453598749" calcext:value-type="float">
            <text:p>0.985122453598749</text:p>
          </table:table-cell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8" office:value-type="float" office:value="63627.3333333333" calcext:value-type="float">
            <text:p>63,627.33</text:p>
          </table:table-cell>
          <table:table-cell table:style-name="ce43" office:value-type="float" office:value="513.123655913978" calcext:value-type="float">
            <text:p>513.12</text:p>
          </table:table-cell>
          <table:table-cell table:style-name="ce43" office:value-type="float" office:value="109.249545415243" calcext:value-type="float">
            <text:p>109.25</text:p>
          </table:table-cell>
          <table:table-cell table:style-name="ce50" office:value-type="float" office:value="1024" calcext:value-type="float">
            <text:p>1024</text:p>
          </table:table-cell>
          <table:table-cell table:style-name="ce55" office:value-type="float" office:value="124" calcext:value-type="float">
            <text:p>124</text:p>
          </table:table-cell>
          <table:table-cell table:formula="of:=([.$C$13]-([.E6]-[.F6])*[.A6])/[.F6]" office:value-type="float" office:value="3.96976498634584" calcext:value-type="float">
            <text:p>3.96976498634584</text:p>
          </table:table-cell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8" office:value-type="float" office:value="813673.666666667" calcext:value-type="float">
            <text:p>813,673.67</text:p>
          </table:table-cell>
          <table:table-cell table:style-name="ce43" office:value-type="float" office:value="13561.2277777778" calcext:value-type="float">
            <text:p>13,561.23</text:p>
          </table:table-cell>
          <table:table-cell table:style-name="ce43" office:value-type="float" office:value="147.310892422994" calcext:value-type="float">
            <text:p>147.31</text:p>
          </table:table-cell>
          <table:table-cell table:style-name="ce50" office:value-type="float" office:value="256" calcext:value-type="float">
            <text:p>256</text:p>
          </table:table-cell>
          <table:table-cell table:style-name="ce55" office:value-type="float" office:value="60" calcext:value-type="float">
            <text:p>60</text:p>
          </table:table-cell>
          <table:table-cell table:formula="of:=([.$C$13]-([.E7]-[.F7])*[.A7])/[.F7]" office:value-type="float" office:value="15.9375143051147" calcext:value-type="float">
            <text:p>15.9375143051147</text:p>
          </table:table-cell>
        </table:table-row>
        <table:table-row table:style-name="ro1">
          <table:table-cell table:style-name="ce31" office:value-type="float" office:value="64" calcext:value-type="float">
            <text:p>64</text:p>
          </table:table-cell>
          <table:table-cell table:style-name="ce39" office:value-type="float" office:value="872505.333333333" calcext:value-type="float">
            <text:p>872,505.33</text:p>
          </table:table-cell>
          <table:table-cell table:style-name="ce44" office:value-type="float" office:value="31160.9047619048" calcext:value-type="float">
            <text:p>31,160.90</text:p>
          </table:table-cell>
          <table:table-cell table:style-name="ce44" office:value-type="float" office:value="255.437123934428" calcext:value-type="float">
            <text:p>255.44</text:p>
          </table:table-cell>
          <table:table-cell table:style-name="ce51" office:value-type="float" office:value="64" calcext:value-type="float">
            <text:p>64</text:p>
          </table:table-cell>
          <table:table-cell table:style-name="ce56" office:value-type="float" office:value="28" calcext:value-type="float">
            <text:p>28</text:p>
          </table:table-cell>
          <table:table-cell table:formula="of:=([.$C$13]-([.E8]-[.F8])*[.A8])/[.F8]" office:value-type="float" office:value="63.8661020823887" calcext:value-type="float">
            <text:p>63.8661020823887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ize (MB)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760" calcext:value-type="float">
            <text:p>32760</text:p>
          </table:table-cell>
          <table:table-cell table:formula="of:=([.B13]-[.A13]+1)^2*4/1024/1024" office:value-type="float" office:value="4092.25085830689" calcext:value-type="float">
            <text:p>4092.25085830689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Chunk Size</text:p>
          </table:table-cell>
          <table:table-cell office:value-type="string" calcext:value-type="string">
            <text:p>write back size (MB)</text:p>
          </table:table-cell>
          <table:table-cell office:value-type="string" calcext:value-type="string">
            <text:p>Total Size (MB)</text:p>
          </table:table-cell>
          <table:table-cell office:value-type="string" calcext:value-type="string">
            <text:p>avg lambda time(ms)</text:p>
          </table:table-cell>
          <table:table-cell table:number-columns-repeated="3"/>
        </table:table-row>
        <table:table-row table:style-name="ro1">
          <table:table-cell table:style-name="ce6" office:value-type="float" office:value="0.0625" calcext:value-type="float">
            <text:p>0.0625</text:p>
          </table:table-cell>
          <table:table-cell office:value-type="float" office:value="0.0588243708891027" calcext:value-type="float">
            <text:p>0.0588243708891027</text:p>
          </table:table-cell>
          <table:table-cell table:formula="of:=[.A21]+[.B21]" office:value-type="float" office:value="0.121324370889103" calcext:value-type="float">
            <text:p>0.121324370889103</text:p>
          </table:table-cell>
          <table:table-cell table:style-name="ce16" office:value-type="float" office:value="223.699673202614" calcext:value-type="float">
            <text:p>223.70</text:p>
          </table:table-cell>
          <table:table-cell table:number-columns-repeated="3"/>
        </table:table-row>
        <table:table-row table:style-name="ro1">
          <table:table-cell table:style-name="ce7" office:value-type="float" office:value="0.25" calcext:value-type="float">
            <text:p>0.25</text:p>
          </table:table-cell>
          <table:table-cell office:value-type="float" office:value="0.242619799816702" calcext:value-type="float">
            <text:p>0.242619799816702</text:p>
          </table:table-cell>
          <table:table-cell table:formula="of:=[.A22]+[.B22]" office:value-type="float" office:value="0.492619799816702" calcext:value-type="float">
            <text:p>0.492619799816702</text:p>
          </table:table-cell>
          <table:table-cell table:style-name="ce17" office:value-type="float" office:value="226.427165354331" calcext:value-type="float">
            <text:p>226.43</text:p>
          </table:table-cell>
          <table:table-cell table:number-columns-repeated="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float" office:value="0.985122453598749" calcext:value-type="float">
            <text:p>0.985122453598749</text:p>
          </table:table-cell>
          <table:table-cell table:formula="of:=[.A23]+[.B23]" office:value-type="float" office:value="1.98512245359875" calcext:value-type="float">
            <text:p>1.98512245359875</text:p>
          </table:table-cell>
          <table:table-cell table:style-name="ce17" office:value-type="float" office:value="258.73544973545" calcext:value-type="float">
            <text:p>258.74</text:p>
          </table:table-cell>
          <table:table-cell table:number-columns-repeated="3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float" office:value="3.96976498634584" calcext:value-type="float">
            <text:p>3.96976498634584</text:p>
          </table:table-cell>
          <table:table-cell table:formula="of:=[.A24]+[.B24]" office:value-type="float" office:value="7.96976498634585" calcext:value-type="float">
            <text:p>7.96976498634585</text:p>
          </table:table-cell>
          <table:table-cell table:style-name="ce17" office:value-type="float" office:value="513.123655913978" calcext:value-type="float">
            <text:p>513.12</text:p>
          </table:table-cell>
          <table:table-cell table:number-columns-repeated="3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office:value-type="float" office:value="15.9375143051147" calcext:value-type="float">
            <text:p>15.9375143051147</text:p>
          </table:table-cell>
          <table:table-cell table:formula="of:=[.A25]+[.B25]" office:value-type="float" office:value="31.9375143051147" calcext:value-type="float">
            <text:p>31.9375143051147</text:p>
          </table:table-cell>
          <table:table-cell table:style-name="ce17" office:value-type="float" office:value="13561.2277777778" calcext:value-type="float">
            <text:p>13,561.23</text:p>
          </table:table-cell>
          <table:table-cell table:number-columns-repeated="3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office:value-type="float" office:value="63.8661020823887" calcext:value-type="float">
            <text:p>63.8661020823887</text:p>
          </table:table-cell>
          <table:table-cell table:formula="of:=[.A26]+[.B26]" office:value-type="float" office:value="127.866102082389" calcext:value-type="float">
            <text:p>127.866102082389</text:p>
          </table:table-cell>
          <table:table-cell table:style-name="ce18" office:value-type="float" office:value="31160.9047619048" calcext:value-type="float">
            <text:p>31,160.90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table:number-matrix-columns-spanned="2" table:number-matrix-rows-spanned="5" table:formula="of:=LINEST([.$D$21:.$D$26] ; [.$B$21:.$B$26] ; 1 ; 1)" office:value-type="float" office:value="495.349271928396" calcext:value-type="float">
            <text:p>495.349271928396</text:p>
          </table:table-cell>
          <table:table-cell office:value-type="float" office:value="634.955862122692" calcext:value-type="float">
            <text:p>634.955862122692</text:p>
          </table:table-cell>
          <table:table-cell table:number-columns-repeated="5"/>
        </table:table-row>
        <table:table-row table:style-name="ro1">
          <table:table-cell office:value-type="float" office:value="50.5478122861967" calcext:value-type="float">
            <text:p>50.5478122861967</text:p>
          </table:table-cell>
          <table:table-cell office:value-type="float" office:value="1360.99068308729" calcext:value-type="float">
            <text:p>1360.99068308729</text:p>
          </table:table-cell>
          <table:table-cell table:number-columns-repeated="5"/>
        </table:table-row>
        <table:table-row table:style-name="ro1">
          <table:table-cell office:value-type="float" office:value="0.960013004173383" calcext:value-type="float">
            <text:p>0.960013004173383</text:p>
          </table:table-cell>
          <table:table-cell office:value-type="float" office:value="2834.19982855375" calcext:value-type="float">
            <text:p>2834.19982855375</text:p>
          </table:table-cell>
          <table:table-cell table:number-columns-repeated="5"/>
        </table:table-row>
        <table:table-row table:style-name="ro1">
          <table:table-cell office:value-type="float" office:value="96.0325210061775" calcext:value-type="float">
            <text:p>96.032521006177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71399343.262513" calcext:value-type="float">
            <text:p>771399343.262513</text:p>
          </table:table-cell>
          <table:table-cell office:value-type="float" office:value="32130754.6726964" calcext:value-type="float">
            <text:p>32130754.672696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^2</text:p>
          </table:table-cell>
          <table:table-cell table:formula="of:=[.$A$37]" office:value-type="float" office:value="0.960013004173383" calcext:value-type="float">
            <text:p>0.9600130041733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[.$B$37]" office:value-type="float" office:value="2834.19982855375" calcext:value-type="float">
            <text:p>2834.19982855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servations</text:p>
          </table:table-cell>
          <table:table-cell table:formula="of:=6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usted R^2</text:p>
          </table:table-cell>
          <table:table-cell table:formula="of:=1 - (1 - [.$A$37])*([.$B$45] - 1)/([.$B$45] - [.$B$44] - 1)" office:value-type="float" office:value="0.950016255216729" calcext:value-type="float">
            <text:p>0.95001625521672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office:value-type="string" calcext:value-type="string">
            <text:p>Regression</text:p>
          </table:table-cell>
          <table:table-cell table:formula="of:=[.$B$44]" office:value-type="float" office:value="1" calcext:value-type="float">
            <text:p>1</text:p>
          </table:table-cell>
          <table:table-cell table:formula="of:=[.$A$39]" office:value-type="float" office:value="771399343.262513" calcext:value-type="float">
            <text:p>771399343.262513</text:p>
          </table:table-cell>
          <table:table-cell table:formula="of:=[.$A$39] / [.$B$50]" office:value-type="float" office:value="771399343.262513" calcext:value-type="float">
            <text:p>771399343.262513</text:p>
          </table:table-cell>
          <table:table-cell table:formula="of:=[.$A$38]" office:value-type="float" office:value="96.0325210061775" calcext:value-type="float">
            <text:p>96.0325210061775</text:p>
          </table:table-cell>
          <table:table-cell table:formula="of:=LEGACY.FDIST([.$A$38] ; [.$B$50] ; [.$B$38])" office:value-type="float" office:value="0.000607786840668376" calcext:value-type="float">
            <text:p>0.000607786840668376</text:p>
          </table:table-cell>
          <table:table-cell/>
        </table:table-row>
        <table:table-row table:style-name="ro1">
          <table:table-cell office:value-type="string" calcext:value-type="string">
            <text:p>Residual</text:p>
          </table:table-cell>
          <table:table-cell table:formula="of:=[.$B$38]" office:value-type="float" office:value="4" calcext:value-type="float">
            <text:p>4</text:p>
          </table:table-cell>
          <table:table-cell table:formula="of:=[.$B$39]" office:value-type="float" office:value="32130754.6726964" calcext:value-type="float">
            <text:p>32130754.6726964</text:p>
          </table:table-cell>
          <table:table-cell table:formula="of:=[.$B$39] / [.$B$38]" office:value-type="float" office:value="8032688.6681741" calcext:value-type="float">
            <text:p>8032688.6681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[.$B$50] + [.$B$38]" office:value-type="float" office:value="5" calcext:value-type="float">
            <text:p>5</text:p>
          </table:table-cell>
          <table:table-cell table:formula="of:=[.$A$39] + [.$B$39]" office:value-type="float" office:value="803530097.93521" calcext:value-type="float">
            <text:p>803530097.9352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B$54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B$54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A$35:.$B$35]; 1 ; 59 - ROW())" office:value-type="float" office:value="634.955862122692" calcext:value-type="float">
            <text:p>634.955862122692</text:p>
          </table:table-cell>
          <table:table-cell table:number-matrix-columns-spanned="1" table:number-matrix-rows-spanned="2" table:formula="of:=INDEX([.$A$36:.$B$36]; 1 ; 59 - ROW())" office:value-type="float" office:value="1360.99068308729" calcext:value-type="float">
            <text:p>1360.99068308729</text:p>
          </table:table-cell>
          <table:table-cell table:number-matrix-columns-spanned="1" table:number-matrix-rows-spanned="2" table:formula="of:=[.$B$57:.$B$58] / [.$C$57:.$C$58]" office:value-type="float" office:value="0.466539462770126" calcext:value-type="float">
            <text:p>0.466539462770126</text:p>
          </table:table-cell>
          <table:table-cell table:number-matrix-columns-spanned="1" table:number-matrix-rows-spanned="2" table:formula="of:=LEGACY.TDIST(ABS([.$D$57:.$D$58]) ; [.$B$38] ; 2 )" office:value-type="float" office:value="0.665105447550156" calcext:value-type="float">
            <text:p>0.665105447550156</text:p>
          </table:table-cell>
          <table:table-cell table:number-matrix-columns-spanned="1" table:number-matrix-rows-spanned="2" table:formula="of:=[.$B$57:.$B$58] - [.$C$57:.$C$58] * TINV(1 - [.$B$54] ; [.$B$38])" office:value-type="float" office:value="-3143.76005815482" calcext:value-type="float">
            <text:p>-3143.76005815482</text:p>
          </table:table-cell>
          <table:table-cell table:number-matrix-columns-spanned="1" table:number-matrix-rows-spanned="2" table:formula="of:=[.$B$57:.$B$58] + [.$C$57:.$C$58] * TINV(1 - [.$B$54] ; [.$B$38])" office:value-type="float" office:value="4413.67178240021" calcext:value-type="float">
            <text:p>4413.67178240021</text:p>
          </table:table-cell>
        </table:table-row>
        <table:table-row table:style-name="ro1">
          <table:table-cell table:formula="of:=&quot;X1&quot;" office:value-type="string" office:string-value="X1" calcext:value-type="string">
            <text:p>X1</text:p>
          </table:table-cell>
          <table:table-cell office:value-type="float" office:value="495.349271928396" calcext:value-type="float">
            <text:p>495.349271928396</text:p>
          </table:table-cell>
          <table:table-cell office:value-type="float" office:value="50.5478122861967" calcext:value-type="float">
            <text:p>50.5478122861967</text:p>
          </table:table-cell>
          <table:table-cell office:value-type="float" office:value="9.79961841125344" calcext:value-type="float">
            <text:p>9.79961841125344</text:p>
          </table:table-cell>
          <table:table-cell office:value-type="float" office:value="0.000607786840668376" calcext:value-type="float">
            <text:p>0.000607786840668376</text:p>
          </table:table-cell>
          <table:table-cell office:value-type="float" office:value="355.006045927928" calcext:value-type="float">
            <text:p>355.006045927928</text:p>
          </table:table-cell>
          <table:table-cell office:value-type="float" office:value="635.692497928864" calcext:value-type="float">
            <text:p>635.69249792886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number-matrix-columns-spanned="1" table:number-matrix-rows-spanned="6" table:formula="of:=[.$B$21:.$B$26]" office:value-type="float" office:value="0.0588243708891027" calcext:value-type="float">
            <text:p>0.0588243708891027</text:p>
          </table:table-cell>
          <table:table-cell table:number-matrix-columns-spanned="1" table:number-matrix-rows-spanned="6" table:formula="of:=MMULT([.$A$61:.$A$66] ; [.$B$58]) + [.$B$57]" office:value-type="float" office:value="664.094471414255" calcext:value-type="float">
            <text:p>664.094471414255</text:p>
          </table:table-cell>
          <table:table-cell table:number-matrix-columns-spanned="1" table:number-matrix-rows-spanned="6" table:formula="of:=[.$D$21:.$D$26]" office:value-type="float" office:value="223.699673202614" calcext:value-type="float">
            <text:p>223.699673202614</text:p>
          </table:table-cell>
          <table:table-cell table:number-matrix-columns-spanned="1" table:number-matrix-rows-spanned="6" table:formula="of:=[.$C$61:.$C$66] - [.$B$61:.$B$66]" office:value-type="float" office:value="-440.394798211641" calcext:value-type="float">
            <text:p>-440.394798211641</text:p>
          </table:table-cell>
          <table:table-cell table:number-columns-repeated="3"/>
        </table:table-row>
        <table:table-row table:style-name="ro1">
          <table:table-cell office:value-type="float" office:value="0.242619799816702" calcext:value-type="float">
            <text:p>0.242619799816702</text:p>
          </table:table-cell>
          <table:table-cell office:value-type="float" office:value="755.137403317309" calcext:value-type="float">
            <text:p>755.137403317309</text:p>
          </table:table-cell>
          <table:table-cell office:value-type="float" office:value="226.427165354331" calcext:value-type="float">
            <text:p>226.427165354331</text:p>
          </table:table-cell>
          <table:table-cell office:value-type="float" office:value="-528.710237962978" calcext:value-type="float">
            <text:p>-528.710237962978</text:p>
          </table:table-cell>
          <table:table-cell table:number-columns-repeated="3"/>
        </table:table-row>
        <table:table-row table:style-name="ro1">
          <table:table-cell office:value-type="float" office:value="0.985122453598749" calcext:value-type="float">
            <text:p>0.985122453598749</text:p>
          </table:table-cell>
          <table:table-cell office:value-type="float" office:value="1122.93555227315" calcext:value-type="float">
            <text:p>1122.93555227315</text:p>
          </table:table-cell>
          <table:table-cell office:value-type="float" office:value="258.73544973545" calcext:value-type="float">
            <text:p>258.73544973545</text:p>
          </table:table-cell>
          <table:table-cell office:value-type="float" office:value="-864.200102537698" calcext:value-type="float">
            <text:p>-864.200102537698</text:p>
          </table:table-cell>
          <table:table-cell table:number-columns-repeated="3"/>
        </table:table-row>
        <table:table-row table:style-name="ro1">
          <table:table-cell office:value-type="float" office:value="3.96976498634584" calcext:value-type="float">
            <text:p>3.96976498634584</text:p>
          </table:table-cell>
          <table:table-cell office:value-type="float" office:value="2601.37605783595" calcext:value-type="float">
            <text:p>2601.37605783595</text:p>
          </table:table-cell>
          <table:table-cell office:value-type="float" office:value="513.123655913978" calcext:value-type="float">
            <text:p>513.123655913978</text:p>
          </table:table-cell>
          <table:table-cell office:value-type="float" office:value="-2088.25240192197" calcext:value-type="float">
            <text:p>-2088.25240192197</text:p>
          </table:table-cell>
          <table:table-cell table:number-columns-repeated="3"/>
        </table:table-row>
        <table:table-row table:style-name="ro1">
          <table:table-cell office:value-type="float" office:value="15.9375143051147" calcext:value-type="float">
            <text:p>15.9375143051147</text:p>
          </table:table-cell>
          <table:table-cell office:value-type="float" office:value="8529.59196950968" calcext:value-type="float">
            <text:p>8529.59196950968</text:p>
          </table:table-cell>
          <table:table-cell office:value-type="float" office:value="13561.2277777778" calcext:value-type="float">
            <text:p>13561.2277777778</text:p>
          </table:table-cell>
          <table:table-cell office:value-type="float" office:value="5031.6358082681" calcext:value-type="float">
            <text:p>5031.6358082681</text:p>
          </table:table-cell>
          <table:table-cell table:number-columns-repeated="3"/>
        </table:table-row>
        <table:table-row table:style-name="ro1">
          <table:table-cell office:value-type="float" office:value="63.8661020823887" calcext:value-type="float">
            <text:p>63.8661020823887</text:p>
          </table:table-cell>
          <table:table-cell office:value-type="float" office:value="32270.9830295386" calcext:value-type="float">
            <text:p>32270.9830295386</text:p>
          </table:table-cell>
          <table:table-cell office:value-type="float" office:value="31160.9047619048" calcext:value-type="float">
            <text:p>31160.9047619048</text:p>
          </table:table-cell>
          <table:table-cell office:value-type="float" office:value="-1110.07826763382" calcext:value-type="float">
            <text:p>-1110.07826763382</text:p>
          </table:table-cell>
          <table:table-cell table:number-columns-repeated="3"/>
        </table:table-row>
      </table:table>
      <table:named-expressions/>
      <table:data-pilot-tables>
        <table:data-pilot-table table:name="DataPilot1" table:application-data="" table:target-range-address="'Pivot Table_out-q2_1'.A1:'Pivot Table_out-q2_1'.F8" table:buttons="'Pivot Table_out-q2_1'.A2 'Pivot Table_out-q2_1'.B1" table:grand-total="none" table:show-filter-button="false">
          <table:source-cell-range table:cell-range-address="'out-q2'.A1:'out-q2'.P1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hunk Size" table:orientation="row" table:used-hierarchy="0" table:function="auto">
            <table:data-pilot-level table:show-empty="false" calcext:repeat-item-labels="false">
              <table:data-pilot-members>
                <table:data-pilot-member table:name="0.0625" table:display="true" table:show-details="true"/>
                <table:data-pilot-member table:name="0.25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lled duration (ms)" table:orientation="data" table:used-hierarchy="0" table:function="average">
            <table:data-pilot-level table:show-empty="false" calcext:repeat-item-labels="false">
              <table:data-pilot-members>
                <table:data-pilot-member table:name="62967" table:display="true" table:show-details="true"/>
                <table:data-pilot-member table:name="63201" table:display="true" table:show-details="true"/>
                <table:data-pilot-member table:name="64231" table:display="true" table:show-details="true"/>
                <table:data-pilot-member table:name="64714" table:display="true" table:show-details="true"/>
                <table:data-pilot-member table:name="65684" table:display="true" table:show-details="true"/>
                <table:data-pilot-member table:name="65689" table:display="true" table:show-details="true"/>
                <table:data-pilot-member table:name="106260" table:display="true" table:show-details="true"/>
                <table:data-pilot-member table:name="114525" table:display="true" table:show-details="true"/>
                <table:data-pilot-member table:name="124290" table:display="true" table:show-details="true"/>
                <table:data-pilot-member table:name="187314" table:display="true" table:show-details="true"/>
                <table:data-pilot-member table:name="239638" table:display="true" table:show-details="true"/>
                <table:data-pilot-member table:name="257569" table:display="true" table:show-details="true"/>
                <table:data-pilot-member table:name="792241" table:display="true" table:show-details="true"/>
                <table:data-pilot-member table:name="813955" table:display="true" table:show-details="true"/>
                <table:data-pilot-member table:name="834825" table:display="true" table:show-details="true"/>
                <table:data-pilot-member table:name="863554" table:display="true" table:show-details="true"/>
                <table:data-pilot-member table:name="864464" table:display="true" table:show-details="true"/>
                <table:data-pilot-member table:name="8894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 lambda time (ms)" table:orientation="data" table:used-hierarchy="0" table:function="average">
            <table:data-pilot-level table:show-empty="false" calcext:repeat-item-labels="false">
              <table:data-pilot-members>
                <table:data-pilot-member table:name="183.641176470588" table:display="true" table:show-details="true"/>
                <table:data-pilot-member table:name="209.173228346457" table:display="true" table:show-details="true"/>
                <table:data-pilot-member table:name="225.442913385827" table:display="true" table:show-details="true"/>
                <table:data-pilot-member table:name="234.939215686274" table:display="true" table:show-details="true"/>
                <table:data-pilot-member table:name="244.665354330709" table:display="true" table:show-details="true"/>
                <table:data-pilot-member table:name="252.51862745098" table:display="true" table:show-details="true"/>
                <table:data-pilot-member table:name="254.884920634921" table:display="true" table:show-details="true"/>
                <table:data-pilot-member table:name="260.650793650794" table:display="true" table:show-details="true"/>
                <table:data-pilot-member table:name="260.670634920635" table:display="true" table:show-details="true"/>
                <table:data-pilot-member table:name="507.798387096774" table:display="true" table:show-details="true"/>
                <table:data-pilot-member table:name="509.685483870968" table:display="true" table:show-details="true"/>
                <table:data-pilot-member table:name="521.887096774194" table:display="true" table:show-details="true"/>
                <table:data-pilot-member table:name="13204.0166666667" table:display="true" table:show-details="true"/>
                <table:data-pilot-member table:name="13565.9166666667" table:display="true" table:show-details="true"/>
                <table:data-pilot-member table:name="13913.75" table:display="true" table:show-details="true"/>
                <table:data-pilot-member table:name="30841.2142857143" table:display="true" table:show-details="true"/>
                <table:data-pilot-member table:name="30873.7142857143" table:display="true" table:show-details="true"/>
                <table:data-pilot-member table:name="31767.785714285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 memory (MB)" table:orientation="data" table:used-hierarchy="0" table:function="average">
            <table:data-pilot-level table:show-empty="false" calcext:repeat-item-labels="false">
              <table:data-pilot-members>
                <table:data-pilot-member table:name="79.223087310791" table:display="true" table:show-details="true"/>
                <table:data-pilot-member table:name="82.6639280319214" table:display="true" table:show-details="true"/>
                <table:data-pilot-member table:name="87.7314920425415" table:display="true" table:show-details="true"/>
                <table:data-pilot-member table:name="94.8521394729614" table:display="true" table:show-details="true"/>
                <table:data-pilot-member table:name="95.6519956588745" table:display="true" table:show-details="true"/>
                <table:data-pilot-member table:name="106.738307952881" table:display="true" table:show-details="true"/>
                <table:data-pilot-member table:name="115.816265106201" table:display="true" table:show-details="true"/>
                <table:data-pilot-member table:name="117.851992607117" table:display="true" table:show-details="true"/>
                <table:data-pilot-member table:name="119.250590324402" table:display="true" table:show-details="true"/>
                <table:data-pilot-member table:name="122.865040779114" table:display="true" table:show-details="true"/>
                <table:data-pilot-member table:name="137.244501113892" table:display="true" table:show-details="true"/>
                <table:data-pilot-member table:name="137.615203857422" table:display="true" table:show-details="true"/>
                <table:data-pilot-member table:name="163.524868965149" table:display="true" table:show-details="true"/>
                <table:data-pilot-member table:name="181.452432632446" table:display="true" table:show-details="true"/>
                <table:data-pilot-member table:name="231.837469100952" table:display="true" table:show-details="true"/>
                <table:data-pilot-member table:name="253.847666740417" table:display="true" table:show-details="true"/>
                <table:data-pilot-member table:name="255.959374427795" table:display="true" table:show-details="true"/>
                <table:data-pilot-member table:name="256.50433063507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of request" table:orientation="data" table:used-hierarchy="0" table:function="average">
            <table:data-pilot-level table:show-empty="false" calcext:repeat-item-labels="false">
              <table:data-pilot-members>
                <table:data-pilot-member table:name="64" table:display="true" table:show-details="true"/>
                <table:data-pilot-member table:name="256" table:display="true" table:show-details="true"/>
                <table:data-pilot-member table:name="1024" table:display="true" table:show-details="true"/>
                <table:data-pilot-member table:name="4096" table:display="true" table:show-details="true"/>
                <table:data-pilot-member table:name="16384" table:display="true" table:show-details="true"/>
                <table:data-pilot-member table:name="6553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of invoked lambda" table:orientation="data" table:used-hierarchy="0" table:function="average">
            <table:data-pilot-level table:show-empty="false" calcext:repeat-item-labels="false">
              <table:data-pilot-members>
                <table:data-pilot-member table:name="28" table:display="true" table:show-details="true"/>
                <table:data-pilot-member table:name="60" table:display="true" table:show-details="true"/>
                <table:data-pilot-member table:name="124" table:display="true" table:show-details="true"/>
                <table:data-pilot-member table:name="252" table:display="true" table:show-details="true"/>
                <table:data-pilot-member table:name="508" table:display="true" table:show-details="true"/>
                <table:data-pilot-member table:name="10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5" number:min-decimal-places="5" number:min-integer-digits="1" number:grouping="true"/>
    </number:number-style>
    <number:number-style style:name="N125">
      <number:number number:decimal-places="6" number:min-decimal-places="6" number:min-integer-digits="1" number:grouping="true"/>
    </number:number-style>
    <number:number-style style:name="N126">
      <number:number number:decimal-places="7" number:min-decimal-places="7" number:min-integer-digits="1" number:grouping="true"/>
    </number:number-style>
    <number:currency-style style:name="N128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10">00/00/0000</text:date>, <text:time style:data-style-name="N2" text:time-value="21:02:52.1147639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8-10T21:25:01.141474131</dc:date>
    <meta:editing-duration>PT19M28S</meta:editing-duration>
    <meta:editing-cycles>3</meta:editing-cycles>
    <meta:generator>LibreOffice/7.2.4.1$MacOSX_X86_64 LibreOffice_project/27d75539669ac387bb498e35313b970b7fe9c4f9</meta:generator>
    <meta:document-statistic meta:table-count="2" meta:cell-count="482" meta:object-count="0"/>
    <meta:user-defined meta:name=""/>
  </office:meta>
</office:document-meta>
</file>